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100_items_NEO5-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14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number-columns-repeated="5" table:style-name="ce14" office:value-type="string" calcext:value-type="string">
            <text:p><text:s/>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14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14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table:style-name="ce14" office:value-type="string" calcext:value-type="string">
            <text:p>-------</text:p>
          </table:table-cell>
          <table:table-cell table:style-name="ce14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2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1]+[.P15]+[.P36]+[.P38]+[.P52]+[.P61]+[.P67]+[.P68]+[.P69]+[.P70]+[.P72]+[.P74]+[.P75]+[.P77]+[.P80]+[.P83]+[.P88]+[.P98]+[.P99])" office:value-type="float" office:value="0" calcext:value-type="float">
            <text:p>0</text:p>
          </table:table-cell>
          <table:table-cell table:style-name="ce14" table:formula="of:=ORG.LIBREOFFICE.RAWSUBTRACT( [.B113];20)" office:value-type="float" office:value="-20" calcext:value-type="float">
            <text:p>-2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6]+[.P16]+[.P17]+[.P21]+[.P23]+[.P26]+[.P29]+[.P33]+[.P35]+[.P44]+[.P45]+[.P53]+[.P56]+[.P60]+[.P81]+[.P87]+[.P94]+[.P95]+[.P104])" office:value-type="float" office:value="0" calcext:value-type="float">
            <text:p>0</text:p>
          </table:table-cell>
          <table:table-cell table:style-name="ce14" table:formula="of:=ORG.LIBREOFFICE.RAWSUBTRACT( [.B114];20)" office:value-type="float" office:value="-20" calcext:value-type="float">
            <text:p>-2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10]+[.P20]+[.P25]+[.P27]+[.P28]+[.P41]+[.P42]+[.P46]+[.P57]+[.P58]+[.P59]+[.P66]+[.P71]+[.P73]+[.P76]+[.P78]+[.P82]+[.P84]+[.P93]+[.P97])" office:value-type="float" office:value="0" calcext:value-type="float">
            <text:p>0</text:p>
          </table:table-cell>
          <table:table-cell table:style-name="ce14" table:formula="of:=ORG.LIBREOFFICE.RAWSUBTRACT( [.B115];20)" office:value-type="float" office:value="-20" calcext:value-type="float">
            <text:p>-2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2]+[.P19]+[.P22]+[.P24]+[.P30]+[.P31]+[.P32]+[.P37]+[.P47]+[.P49]+[.P50]+[.P62]+[.P63]+[.P64]+[.P85]+[.P91]+[.P96]+[.P100]+[.P102])" office:value-type="float" office:value="0" calcext:value-type="float">
            <text:p>0</text:p>
          </table:table-cell>
          <table:table-cell table:style-name="ce14" table:formula="of:=ORG.LIBREOFFICE.RAWSUBTRACT( [.B116];20)" office:value-type="float" office:value="-20" calcext:value-type="float">
            <text:p>-2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4]+[.P18]+[.P34]+[.P39]+[.P40]+[.P43]+[.P48]+[.P51]+[.P54]+[.P55]+[.P65]+[.P79]+[.P86]+[.P89]+[.P90]+[.P92]+[.P101]+[.P103])" office:value-type="float" office:value="0" calcext:value-type="float">
            <text:p>0</text:p>
          </table:table-cell>
          <table:table-cell table:style-name="ce14" table:formula="of:=ORG.LIBREOFFICE.RAWSUBTRACT( [.B117];20)" office:value-type="float" office:value="-20" calcext:value-type="float">
            <text:p>-2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1048457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57:47.884132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19:36:59.710785477</dc:date>
    <meta:editing-duration>PT10H48M10S</meta:editing-duration>
    <meta:editing-cycles>19</meta:editing-cycles>
    <meta:document-statistic meta:table-count="1" meta:cell-count="1168" meta:object-count="0"/>
  </office:meta>
</office:document-meta>
</file>